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7.013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595cm" fo:margin-left="0cm" fo:margin-top="0.891cm" fo:margin-bottom="0cm" table:align="left"/>
    </style:style>
    <style:style style:name="Table3.A" style:family="table-column">
      <style:table-column-properties style:column-width="17.595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05cm"/>
    </style:style>
    <style:style style:name="Table1.B" style:family="table-column">
      <style:table-column-properties style:column-width="8.50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Contents_20_2">
      <style:text-properties fo:font-weight="normal" officeooo:paragraph-rsid="00078b4c" style:font-weight-asian="normal" style:font-weight-complex="normal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fo:padding="0cm" fo:border="none" style:shadow="none" style:join-border="false"/>
      <style:text-properties fo:font-weight="normal" officeooo:rsid="00090b47" officeooo:paragraph-rsid="00090b4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P5">Le :<text:text-input text:description="&lt;formatLang(o.meeting_id.date, date=True)&gt;">date</text:text-input></text:p>
      <text:p text:style-name="P6">New date : <text:text-input text:description="&lt;o.local_day&gt;">&lt;o.local_day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h text:style-name="Heading_20_3" text:outline-level="3"><text:span text:style-name="T1"><text:text-input text:description="&lt;o.template_id.name&gt;">&lt;o.template_id.name&gt;</text:text-input></text:span><text:span text:style-name="T1"> </text:span><text:span text:style-name="T1"><text:text-input text:description="&lt;get_selection_item(o,&quot;ods&quot;)&gt;">&lt;get_selection_item(o,"ods")&gt;</text:text-input></text:span></text:h>
          </table:table-cell>
        </table:table-row>
      </table:table>
      <text:p text:style-name="Contents_20_2"/>
      <table:table table:name="Table3" table:style-name="Table3">
        <table:table-column table:style-name="Table3.A"/>
        <table:table-row>
          <table:table-cell table:style-name="Table3.A1" office:value-type="string">
            <text:p text:style-name="P2"><text:text-input text:description="&lt;for each='line in o.template_id.product_ids'&gt;">&lt;for each='line in o.template_id.product_ids'&gt;</text:text-input></text:p>
          </table:table-cell>
        </table:table-row>
        <table:table-row>
          <table:table-cell table:style-name="Table3.A1" office:value-type="string">
            <text:p text:style-name="P2"><text:text-input text:description="&lt;line.name&gt;">&lt;line.name&gt;</text:text-input>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2"><text:text-input text:description="&lt;/for&gt;">&lt;/for&gt;</text:text-input></text:span></text:span></text:p>
          </table:table-cell>
        </table:table-row>
      </table:table>
      <text:p text:style-name="Standard"/>
      <text:p text:style-name="Contents_20_1">Indication : <text:text-input text:description="&lt;o.indication_id.name&gt;">&lt;o.indication_id.name&gt;</text:text-input></text:p>
      <text:p text:style-name="P3"><text:text-input text:description="&lt;o.operating_machine_id.name&gt;">&lt;o.operating_machine_id.name&gt;</text:text-input><text:span text:style-name="T3"> </text:span><text:span text:style-name="T3"><text:text-input text:description="&lt;o.operating_machine_id.description&gt;">&lt;o.operating_machine_id.description&gt;</text:text-input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"><text:text-input text:description="&lt;o.text_body&gt;">&lt;o.text_body&gt;</text:text-input></text:p>
          </table:table-cell>
          <table:covered-table-cell/>
        </table:table-row>
        <table:table-row>
          <table:table-cell table:style-name="Table1.A2" office:value-type="string">
            <text:p text:style-name="Text">Positionnement post opératoire :</text:p>
          </table:table-cell>
          <table:table-cell table:style-name="Table1.B2" office:value-type="string">
            <text:p text:style-name="Text"><text:text-input text:description="&lt;o.positionnement&gt;">&lt;o.positionnement&gt;</text:text-input></text:p>
          </table:table-cell>
        </table:table-row>
        <table:table-row>
          <table:table-cell table:style-name="Table1.A3" office:value-type="string">
            <text:p text:style-name="Text">Traitement post opératoire :</text:p>
          </table:table-cell>
          <table:table-cell table:style-name="Table1.B3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cm" fo:margin-bottom="0cm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18-03-04T01:53:41.157265712</dc:date>
    <meta:editing-duration>PT1H16M26S</meta:editing-duration>
    <meta:editing-cycles>20</meta:editing-cycles>
    <meta:generator>LibreOffice/5.2.7.2$Linux_X86_64 LibreOffice_project/20m0$Build-2</meta:generator>
    <dc:creator>Laurent FRANCOIS</dc:creator>
    <meta:document-statistic meta:table-count="3" meta:image-count="0" meta:object-count="0" meta:page-count="1" meta:paragraph-count="17" meta:word-count="96" meta:character-count="658" meta:non-whitespace-character-count="625"/>
  </office:meta>
</office:document-meta>
</file>